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bberMarshaler.messageAsString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toNMS( NormalizedMessage normalizedMessage , Packet pa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bberMarshaler.setSourceMarsha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setSourceMarshal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shouldIncludeHeader( NormalizedMessage normalizedMessag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JabberMarshaler( SourceMarshaler source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getSource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addNmsProperties( NormalizedMessage normalizedMessage , Packe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bberMarshaler.getSource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fromNMS( Message messa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bberMarshaler.Jabber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Marshaler.addJabberProperties( Message message , NormalizedMessage normalized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